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b4ff"/>
    </style:style>
    <style:style style:name="gr2" style:family="graphic" style:parent-style-name="standard">
      <style:graphic-properties svg:stroke-width="0.001cm" svg:stroke-color="#aae6ff" draw:fill="none" draw:fill-color="#ffffff" fo:padding-top="-0.049cm" fo:padding-bottom="-0.049cm" fo:padding-left="-0.049cm" fo:padding-right="-0.049cm"/>
    </style:style>
  </office:automatic-styles>
  <office:body>
    <office:drawing>
      <draw:page draw:name="page1" draw:style-name="dp1" draw:master-page-name="Default">
        <draw:g>
          <draw:glue-point draw:id="4" svg:x="-0.628cm" svg:y="-5cm"/>
          <draw:glue-point draw:id="5" svg:x="0.575cm" svg:y="-5cm"/>
          <draw:glue-point draw:id="6" svg:x="-4.784cm" svg:y="5cm"/>
          <draw:glue-point draw:id="7" svg:x="4.784cm" svg:y="5cm"/>
          <draw:glue-point draw:id="8" svg:x="-0.001cm" svg:y="5cm"/>
          <draw:glue-point draw:id="9" svg:x="-1.939cm" svg:y="5cm"/>
          <draw:glue-point draw:id="10" svg:x="1.421cm" svg:y="5cm"/>
          <draw:glue-point draw:id="11" svg:x="3.359cm" svg:y="5cm"/>
          <draw:glue-point draw:id="12" svg:x="-5cm" svg:y="-0.001cm"/>
          <draw:glue-point draw:id="13" svg:x="-5cm" svg:y="2.483cm"/>
          <draw:glue-point draw:id="14" svg:x="5cm" svg:y="-0.001cm"/>
          <draw:glue-point draw:id="15" svg:x="5cm" svg:y="2.5cm"/>
          <draw:glue-point draw:id="16" svg:x="0.232cm" svg:y="-0.361cm"/>
          <draw:polygon draw:style-name="gr1" draw:layer="layout" svg:width="1.111cm" svg:height="1.665cm" svg:x="0cm" svg:y="0.329cm" svg:viewBox="0 0 1112 1666" draw:points="42,578 54,590 0,671 0,702 72,746 97,739 146,640 164,652 335,310 335,808 372,808 164,1516 195,1541 91,1560 24,1610 24,1666 342,1666 348,1616 342,1579 378,1572 556,1019 733,1572 769,1579 763,1622 776,1666 1087,1666 1087,1610 1020,1560 916,1541 940,1516 739,808 776,808 776,310 940,659 959,640 1007,739 1038,746 1112,702 1112,671 1056,590 1069,578 806,49 653,49 604,0 488,0 445,49 305,49">
            <text:p/>
          </draw:polygon>
          <draw:polygon draw:style-name="gr1" draw:layer="layout" svg:width="1.111cm" svg:height="1.665cm" svg:x="0.006cm" svg:y="0.335cm" svg:viewBox="0 0 1112 1666" draw:points="42,577 55,590 0,671 0,702 73,745 97,739 146,639 164,652 336,310 336,807 372,807 164,1516 195,1541 91,1560 24,1609 24,1666 342,1666 348,1616 342,1578 379,1572 556,1019 733,1572 770,1578 763,1622 776,1666 1087,1666 1087,1609 1020,1560 916,1541 940,1516 739,807 776,807 776,310 940,658 959,639 1008,739 1038,745 1112,702 1112,671 1057,590 1069,577 806,49 653,49 604,0 488,0 446,49 305,49">
            <text:p/>
          </draw:polygon>
          <draw:polygon draw:style-name="gr2" draw:layer="layout" svg:width="1.111cm" svg:height="1.665cm" svg:x="0.006cm" svg:y="0.335cm" svg:viewBox="0 0 1112 1666" draw:points="42,577 55,590 0,671 0,702 73,745 97,739 146,639 164,652 336,310 336,807 372,807 164,1516 195,1541 91,1560 24,1609 24,1666 342,1666 348,1616 342,1578 379,1572 556,1019 733,1572 770,1578 763,1622 776,1666 1087,1666 1087,1609 1020,1560 916,1541 940,1516 739,807 776,807 776,310 940,658 959,639 1008,739 1038,745 1112,702 1112,671 1057,590 1069,577 806,49 653,49 604,0 488,0 446,49 305,49">
            <text:p/>
          </draw:polygon>
          <draw:polygon draw:style-name="gr1" draw:layer="layout" svg:width="0.256cm" svg:height="0.354cm" svg:x="0.427cm" svg:y="0cm" svg:viewBox="0 0 257 355" draw:points="158,0 91,0 61,5 12,49 5,93 5,149 0,174 0,199 30,311 61,342 128,355 189,342 220,311 244,236 257,199 257,174 244,149 244,93 238,49 189,5">
            <text:p/>
          </draw:polygon>
          <draw:polygon draw:style-name="gr1" draw:layer="layout" svg:width="0.257cm" svg:height="0.354cm" svg:x="0.433cm" svg:y="0.006cm" svg:viewBox="0 0 258 355" draw:points="159,0 92,0 61,6 12,49 6,93 6,149 0,174 0,199 30,311 61,342 129,355 190,342 220,311 245,236 258,199 258,174 245,149 245,93 239,49 190,6">
            <text:p/>
          </draw:polygon>
          <draw:polygon draw:style-name="gr2" draw:layer="layout" svg:width="0.257cm" svg:height="0.354cm" svg:x="0.433cm" svg:y="0.006cm" svg:viewBox="0 0 258 355" draw:points="159,0 92,0 61,6 12,49 6,93 6,149 0,174 0,199 30,311 61,342 129,355 190,342 220,311 245,236 258,199 258,174 245,149 245,93 239,49 190,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an blue</dc:title>
    <meta:creation-date>2011-02-07T16:45:52</meta:creation-date>
    <meta:editing-duration>P0D</meta:editing-duration>
    <meta:editing-cycles>1</meta:editing-cycles>
    <meta:document-statistic meta:object-count="7"/>
    <meta:generator>OpenOffice.org/3.3$Linux OpenOffice.org_project/330m20$Build-9567</meta:generator>
  </office:meta>
</office:document-meta>
</file>